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78" table:default-cell-style-name="Default"/>
        <table:table-row table:style-name="ro1">
          <table:table-cell table:number-columns-repeated="5"/>
          <table:table-cell office:value-type="string">
            <text:p>NJ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6"/>
        </table:table-row>
        <table:table-row table:style-name="ro1">
          <table:table-cell table:number-columns-repeated="5"/>
          <table:table-cell office:value-type="string">
            <text:p>FJ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CountryName</text:p>
          </table:table-cell>
          <table:table-cell office:value-type="string">
            <text:p>CountryCode</text:p>
          </table:table-cell>
          <table:table-cell office:value-type="string">
            <text:p>RegionName</text:p>
          </table:table-cell>
          <table:table-cell office:value-type="string">
            <text:p>RegionCode</text:p>
          </table:table-cell>
          <table:table-cell office:value-type="string">
            <text:p>Jurisdiction</text:p>
          </table:table-cell>
          <table:table-cell office:value-type="string">
            <text:p>Date</text:p>
          </table:table-cell>
          <table:table-cell office:value-type="string">
            <text:p>C1_School closing</text:p>
          </table:table-cell>
          <table:table-cell office:value-type="string">
            <text:p>C1_Flag</text:p>
          </table:table-cell>
          <table:table-cell office:value-type="string">
            <text:p>C1</text:p>
          </table:table-cell>
          <table:table-cell office:value-type="string">
            <text:p>C2_Workplace closing</text:p>
          </table:table-cell>
          <table:table-cell office:value-type="string">
            <text:p>C2_Flag</text:p>
          </table:table-cell>
          <table:table-cell office:value-type="string">
            <text:p>C2</text:p>
          </table:table-cell>
          <table:table-cell office:value-type="string">
            <text:p>C3_Cancel public events</text:p>
          </table:table-cell>
          <table:table-cell office:value-type="string">
            <text:p>C3_Flag</text:p>
          </table:table-cell>
          <table:table-cell office:value-type="string">
            <text:p>C3</text:p>
          </table:table-cell>
          <table:table-cell office:value-type="string">
            <text:p>C4_Restrictions on gatherings</text:p>
          </table:table-cell>
          <table:table-cell office:value-type="string">
            <text:p>C4_Flag</text:p>
          </table:table-cell>
          <table:table-cell office:value-type="string">
            <text:p>C4</text:p>
          </table:table-cell>
          <table:table-cell office:value-type="string">
            <text:p>C5_Close public transport</text:p>
          </table:table-cell>
          <table:table-cell office:value-type="string">
            <text:p>C5_Flag</text:p>
          </table:table-cell>
          <table:table-cell office:value-type="string">
            <text:p>C5</text:p>
          </table:table-cell>
          <table:table-cell office:value-type="string">
            <text:p>C6_Stay at home requirements</text:p>
          </table:table-cell>
          <table:table-cell office:value-type="string">
            <text:p>C6_Flag</text:p>
          </table:table-cell>
          <table:table-cell office:value-type="string">
            <text:p>C6</text:p>
          </table:table-cell>
          <table:table-cell office:value-type="string">
            <text:p>C7_Restrictions on internal movement</text:p>
          </table:table-cell>
          <table:table-cell office:value-type="string">
            <text:p>C7_Flag</text:p>
          </table:table-cell>
          <table:table-cell office:value-type="string">
            <text:p>C7</text:p>
          </table:table-cell>
          <table:table-cell office:value-type="string">
            <text:p>C8_International travel controls</text:p>
          </table:table-cell>
          <table:table-cell office:value-type="string">
            <text:p>C8</text:p>
          </table:table-cell>
          <table:table-cell office:value-type="string">
            <text:p>E1_Income support</text:p>
          </table:table-cell>
          <table:table-cell office:value-type="string">
            <text:p>E1_Flag</text:p>
          </table:table-cell>
          <table:table-cell office:value-type="string">
            <text:p>E1</text:p>
          </table:table-cell>
          <table:table-cell office:value-type="string">
            <text:p>E2_Debt/contract relief</text:p>
          </table:table-cell>
          <table:table-cell office:value-type="string">
            <text:p>E2</text:p>
          </table:table-cell>
          <table:table-cell office:value-type="string">
            <text:p>E3_Fiscal measures</text:p>
          </table:table-cell>
          <table:table-cell office:value-type="string">
            <text:p>E4_International support</text:p>
          </table:table-cell>
          <table:table-cell office:value-type="string">
            <text:p>H1_Public information campaigns</text:p>
          </table:table-cell>
          <table:table-cell office:value-type="string">
            <text:p>H1_Flag</text:p>
          </table:table-cell>
          <table:table-cell office:value-type="string">
            <text:p>H1</text:p>
          </table:table-cell>
          <table:table-cell office:value-type="string">
            <text:p>H2_Testing policy</text:p>
          </table:table-cell>
          <table:table-cell office:value-type="string">
            <text:p>H2</text:p>
          </table:table-cell>
          <table:table-cell office:value-type="string">
            <text:p>H3_Contact tracing</text:p>
          </table:table-cell>
          <table:table-cell office:value-type="string">
            <text:p>H3</text:p>
          </table:table-cell>
          <table:table-cell office:value-type="string">
            <text:p>H4_Emergency investment in healthcare</text:p>
          </table:table-cell>
          <table:table-cell office:value-type="string">
            <text:p>H5_Investment in vaccines</text:p>
          </table:table-cell>
          <table:table-cell office:value-type="string">
            <text:p>H6_Facial Coverings</text:p>
          </table:table-cell>
          <table:table-cell office:value-type="string">
            <text:p>H6_Flag</text:p>
          </table:table-cell>
          <table:table-cell office:value-type="string">
            <text:p>H6</text:p>
          </table:table-cell>
          <table:table-cell office:value-type="string">
            <text:p>H7_Vaccination policy</text:p>
          </table:table-cell>
          <table:table-cell office:value-type="string">
            <text:p>H7_Flag</text:p>
          </table:table-cell>
          <table:table-cell office:value-type="string">
            <text:p>H7</text:p>
          </table:table-cell>
          <table:table-cell office:value-type="string">
            <text:p>H8_Protection of elderly people</text:p>
          </table:table-cell>
          <table:table-cell office:value-type="string">
            <text:p>H8_Flag</text:p>
          </table:table-cell>
          <table:table-cell office:value-type="string">
            <text:p>H8</text:p>
          </table:table-cell>
          <table:table-cell office:value-type="string">
            <text:p>SummaryStringencyIndex</text:p>
          </table:table-cell>
          <table:table-cell office:value-type="string">
            <text:p>M1_Wildcard</text:p>
          </table:table-cell>
          <table:table-cell office:value-type="string">
            <text:p>V1_Vaccine Prioritisation (summary)</text:p>
          </table:table-cell>
          <table:table-cell office:value-type="string">
            <text:p>V2A_Vaccine Availability (summary)</text:p>
          </table:table-cell>
          <table:table-cell office:value-type="string">
            <text:p>V2B_Vaccine age eligibility/availability age floor (general population summary)</text:p>
          </table:table-cell>
          <table:table-cell office:value-type="string">
            <text:p>V2C_Vaccine age eligibility/availability age floor (at risk summary)</text:p>
          </table:table-cell>
          <table:table-cell office:value-type="string">
            <text:p>V2D_Medically/ clinically vulnerable (Non-elderly)</text:p>
          </table:table-cell>
          <table:table-cell office:value-type="string">
            <text:p>V2E_Education</text:p>
          </table:table-cell>
          <table:table-cell office:value-type="string">
            <text:p>V2F_Frontline workers <text:s/>(non healthcare)</text:p>
          </table:table-cell>
          <table:table-cell office:value-type="string">
            <text:p>V2G_Frontline workers <text:s/>(healthcare)</text:p>
          </table:table-cell>
          <table:table-cell office:value-type="string">
            <text:p>V3_Vaccine Financial Support (summary)</text:p>
          </table:table-cell>
          <table:table-cell office:value-type="string">
            <text:p>V4_Mandatory Vaccination (summary)</text:p>
          </table:table-cell>
          <table:table-cell office:value-type="string">
            <text:p>ConfirmedCases</text:p>
          </table:table-cell>
          <table:table-cell office:value-type="string">
            <text:p>ConfirmedDeaths</text:p>
          </table:table-cell>
          <table:table-cell office:value-type="string">
            <text:p>StringencyIndex</text:p>
          </table:table-cell>
          <table:table-cell office:value-type="string">
            <text:p>StringencyIndexForDisplay</text:p>
          </table:table-cell>
          <table:table-cell office:value-type="string">
            <text:p>StringencyLegacyIndex</text:p>
          </table:table-cell>
          <table:table-cell office:value-type="string">
            <text:p>StringencyLegacyIndexForDisplay</text:p>
          </table:table-cell>
          <table:table-cell office:value-type="string">
            <text:p>GovernmentResponseIndex</text:p>
          </table:table-cell>
          <table:table-cell office:value-type="string">
            <text:p>GovernmentResponseIndexForDisplay</text:p>
          </table:table-cell>
          <table:table-cell office:value-type="string">
            <text:p>ContainmentHealthIndex</text:p>
          </table:table-cell>
          <table:table-cell office:value-type="string">
            <text:p>ContainmentHealthIndexForDisplay</text:p>
          </table:table-cell>
          <table:table-cell office:value-type="string">
            <text:p>EconomicSupportIndex</text:p>
          </table:table-cell>
          <table:table-cell office:value-type="string">
            <text:p>EconomicSupportIndexForDisplay</text:p>
          </table:table-cell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H4]=&quot;&quot;;0;100*([.G4] - 0.5 * ([.$G$2] - [.H4])) / [.$G$1])" office:value-type="float" office:value="66.6666666666667">
            <text:p>66,6666666667</text:p>
          </table:table-cell>
          <table:table-cell table:number-columns-repeated="2"/>
          <table:table-cell table:formula="of:=IF([.K4]=&quot;&quot;;0;100*([.J4] - 0.5 * ([.$J$2] - [.K4])) / [.$J$1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[.N4]=&quot;&quot;;0;100*([.M4] - 0.5 * ([.$M$2] - [.N4])) / [.$M$1])"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[.Q4]=&quot;&quot;;0;100*([.P4] - 0.5 * ([.$P$2] - [.Q4])) / [.$P$1])" office:value-type="float" office:value="37.5">
            <text:p>37,5</text:p>
          </table:table-cell>
          <table:table-cell office:value-type="float" office:value="0">
            <text:p>0</text:p>
          </table:table-cell>
          <table:table-cell/>
          <table:table-cell table:formula="of:=IF([.T4]=&quot;&quot;;0;100*([.S4] - 0.5 * ([.$S$2] - [.T4])) / [.$S$1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W4]=&quot;&quot;;0;100*([.V4] - 0.5 * ([.$V$2] - [.W4])) / [.$V$1])" office:value-type="float" office:value="16.6666666666667">
            <text:p>16,6666666667</text:p>
          </table:table-cell>
          <table:table-cell table:number-columns-repeated="2" office:value-type="float" office:value="1">
            <text:p>1</text:p>
          </table:table-cell>
          <table:table-cell table:formula="of:=IF([.Z4]=&quot;&quot;;0;100*([.Y4] - 0.5 * ([.$Y$2] - [.Z4])) / [.$Y$1])"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IF([.AB4]=&quot;&quot;;0;100*[.AB4] / [.$AB$1])"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[.AE4]=&quot;&quot;;0;100*([.AD4] - 0.5 * ([.$AD$2] - [.AE4])) / [.$AD$1])" office:value-type="float" office:value="75">
            <text:p>75</text:p>
          </table:table-cell>
          <table:table-cell office:value-type="float" office:value="2">
            <text:p>2</text:p>
          </table:table-cell>
          <table:table-cell table:formula="of:=IF([.AG4]=&quot;&quot;;0;100*[.AG4] / [.$AG$1])" office:value-type="float" office:value="100">
            <text:p>1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[.AL4]=&quot;&quot;;0;100*([.AK4] - 0.5 * ([.$AK$2] - [.AL4])) / [.$AK$1])" office:value-type="float" office:value="75">
            <text:p>75</text:p>
          </table:table-cell>
          <table:table-cell office:value-type="float" office:value="3">
            <text:p>3</text:p>
          </table:table-cell>
          <table:table-cell table:formula="of:=IF([.AN4]=&quot;&quot;;0;100*[.AN4] / [.$AN$1])"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IF([.AP4]=&quot;&quot;;0;100*[.AP4] / [.$AP$1])" office:value-type="float" office:value="100">
            <text:p>1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[.AU4]=&quot;&quot;;0;100*([.AT4] - 0.5 * ([.$AT$2] - [.AU4])) / [.$AT$1])" office:value-type="float" office:value="37.5">
            <text:p>37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AX4]=&quot;&quot;;0;100*([.AW4] - 0.5 * ([.$AW$2] - [.AX4])) / [.$AW$1])"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BA4]=&quot;&quot;;0;100*([.AZ4] - 0.5 * ([.$AZ$2] - [.BA4])) / [.$AZ$1])" office:value-type="float" office:value="66.6666666666667">
            <text:p>66,6666666667</text:p>
          </table:table-cell>
          <table:table-cell table:formula="of:=[.I4] + [.L4] + [.O4] + [.R4] + [.U4] + [.X4] + [.AA4] + [.AC4] + [.AV4]" office:value-type="float" office:value="358.333333333333">
            <text:p>358,3333333333</text:p>
          </table:table-cell>
          <table:table-cell table:number-columns-repeated="13"/>
          <table:table-cell table:formula="of:=([.I4]+[.L4]+[.O4]+[.R4]+[.U4]+[.X4]+[.AA4]+[.AC4]+[.AM4]) / 9" office:value-type="float" office:value="43.9814814814815">
            <text:p>43,9814814815</text:p>
          </table:table-cell>
          <table:table-cell table:number-columns-repeated="9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7">07.11.2022</text:date>, <text:time>15:35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Bystrzycki</meta:initial-creator>
    <meta:creation-date>2022-11-04T09:44:10.85</meta:creation-date>
    <dc:date>2022-11-07T15:35:11.40</dc:date>
    <dc:creator>Andrzej Bystrzycki</dc:creator>
    <meta:editing-duration>PT2H49M40S</meta:editing-duration>
    <meta:editing-cycles>8</meta:editing-cycles>
    <meta:generator>OpenOffice.org/3.3$Win32 OpenOffice.org_project/330m20$Build-9567</meta:generator>
    <meta:document-statistic meta:table-count="3" meta:cell-count="158" meta:object-count="0"/>
  </office:meta>
</office:document-meta>
</file>